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2" style:family="paragraph" style:parent-style-name="Standard">
      <style:paragraph-properties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Standard" style:master-page-name="Standard">
      <style:paragraph-properties style:page-number="auto" fo:break-before="auto" fo:break-after="auto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NDER: <text:s text:c="3"/>M <text:s text:c="2"/>F <text:s text:c="3"/>Age Range: <text:s text:c="24"/>UCF Affiliation:</text:p>
      <text:p text:style-name="P4"/>
      <text:p text:style-name="P5">Did you know people’s footsteps are generating energy, as we speak? <text:s text:c="2"/>YES <text:s text:c="3"/>NO</text:p>
      <text:p text:style-name="P4"/>
      <text:p text:style-name="P4">If we had installed some of this technology at UCF would you be interested in joining a social network related to it? <text:s text:c="2"/>YES <text:s text:c="3"/>NO</text:p>
      <text:p text:style-name="P4"/>
      <text:p text:style-name="P4">How many footsteps do think you take in 1 day on campus?</text:p>
      <text:p text:style-name="P4">Not that many / Over 1000 / Over 3000 / Over 5000 / Too many to count</text:p>
      <text:p text:style-name="P4"/>
      <text:p text:style-name="P4">How much do you think this technology can help save UCF money on electric bills?</text:p>
      <text:p text:style-name="P4">Not much at all / 5% / 10% / 15% / At least 25%</text:p>
      <text:p text:style-name="P4"/>
      <text:p text:style-name="P1">How do you feel about being tracked on smart grid walkways?</text:p>
      <text:p text:style-name="P4">Creeps Me Out/ It's a little scary / It's Odd But I don't care / I'm fine with it <text:s/>/It's pretty cool</text:p>
      <text:p text:style-name="P1"/>
      <text:p text:style-name="P4">How much do you think it will cost initially to build/install some tiles on popular walkways at UCF?</text:p>
      <text:p text:style-name="P1"/>
      <text:p text:style-name="P1"/>
      <text:p text:style-name="P1"><text:span text:style-name="T1"><text:s text:c="207"/></text:span>GENDER: <text:s text:c="3"/>M <text:s text:c="2"/>F <text:s text:c="3"/>Age Range: <text:s text:c="24"/>UCF Affiliation:</text:p>
      <text:p text:style-name="P4"/>
      <text:p text:style-name="P5">Did you know people’s footsteps are generating energy, as we speak? <text:s text:c="2"/>YES <text:s text:c="3"/>NO</text:p>
      <text:p text:style-name="P4"/>
      <text:p text:style-name="P4">If we had installed some of this technology at UCF would you be interested in joining a social network related to it?<text:tab/>YES <text:s text:c="3"/>MAYBE <text:s text:c="3"/>NO</text:p>
      <text:p text:style-name="P4"/>
      <text:p text:style-name="P4">How many footsteps do think you take in 1 day on campus?</text:p>
      <text:p text:style-name="P4">Not that many / Over 1000 / Over 3000 / Over 5000 / Too many to count</text:p>
      <text:p text:style-name="P4"/>
      <text:p text:style-name="P4">How much do you think this technology can help save UCF money on electric bills?</text:p>
      <text:p text:style-name="P4">Not much at all / 5% / 10% / 15% / At least 25%</text:p>
      <text:p text:style-name="P4"/>
      <text:p text:style-name="P1">How do you feel about being tracked on smart grid walkways?</text:p>
      <text:p text:style-name="P4">Creeps Me Out/ It's a little scary / It's Odd But I don't care / I'm fine with it <text:s/>/It's pretty cool</text:p>
      <text:p text:style-name="P1"/>
      <text:p text:style-name="P1">How much do you think it will cost initially to build/install some tiles on popular walkways at UCF?</text:p>
      <text:p text:style-name="P1"/>
      <text:p text:style-name="P1"/>
      <text:p text:style-name="P1"><text:span text:style-name="T1"><text:s text:c="207"/></text:span>GENDER: <text:s text:c="3"/>M <text:s text:c="2"/>F <text:s text:c="3"/>Age Range: <text:s text:c="24"/>UCF Affiliation:</text:p>
      <text:p text:style-name="P4"/>
      <text:p text:style-name="P5">Did you know people’s footsteps are generating energy, as we speak? <text:s text:c="2"/>YES <text:s text:c="3"/>NO</text:p>
      <text:p text:style-name="P4"/>
      <text:p text:style-name="P4">If we had installed some of this technology at UCF would you be interested in joining a social network related to it?<text:tab/>YES <text:s text:c="3"/>MAYBE <text:s text:c="3"/>NO</text:p>
      <text:p text:style-name="P4"/>
      <text:p text:style-name="P4">How many footsteps do think you take in 1 day on campus?</text:p>
      <text:p text:style-name="P4">Not that many / Over 1000 / Over 3000 / Over 5000 / Too many to count</text:p>
      <text:p text:style-name="P4"/>
      <text:p text:style-name="P4">How much do you think this technology can help save UCF money on electric bills?</text:p>
      <text:p text:style-name="P4">Not much at all / 5% / 10% / 15% / At least 25%</text:p>
      <text:p text:style-name="P4"/>
      <text:p text:style-name="P1">How do you feel about being tracked on smart grid walkways?</text:p>
      <text:p text:style-name="P4">Creeps Me Out/ It's a little scary / It's Odd But I don't care / I'm fine with it <text:s/>/It's pretty cool</text:p>
      <text:p text:style-name="P1"/>
      <text:p text:style-name="P1">How much do you think it will cost initially to build/install some tiles on popular walkways at UCF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402</meta:generator>
    <dc:title/>
    <meta:initial-creator/>
    <meta:editing-cycles>1</meta:editing-cycles>
    <meta:document-statistic meta:table-count="0" meta:image-count="0" meta:object-count="0" meta:page-count="1" meta:paragraph-count="30" meta:word-count="461" meta:character-count="2798" meta:non-whitespace-character-count="1822"/>
    <dc:date>2012-04-04T21:57:11.85</dc:date>
  </office:meta>
</office:document-meta>
</file>